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ustom Tray Calculator</text:p>
          </table:table-cell>
          <table:table-cell table:style-name="ce1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DiffX</text:p>
          </table:table-cell>
          <table:table-cell table:style-name="Default" table:formula="of:=[.E8]-[.C8]" office:value-type="float" office:value="28.3" calcext:value-type="float">
            <text:p>28,3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op-Left Position of first tray 1:</text:p>
          </table:table-cell>
          <table:table-cell/>
          <table:table-cell table:style-name="Default"/>
          <table:table-cell table:style-name="Default" office:value-type="string" calcext:value-type="string">
            <text:p>DiffY</text:p>
          </table:table-cell>
          <table:table-cell table:style-name="Default" table:formula="of:=[.F8]-[.D8]" office:value-type="float" office:value="110.5" calcext:value-type="float">
            <text:p>110,5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rawingX</text:p>
          </table:table-cell>
          <table:table-cell table:style-name="ce2" office:value-type="string" calcext:value-type="string">
            <text:p>DrawingY</text:p>
          </table:table-cell>
          <table:table-cell table:style-name="ce2" office:value-type="string" calcext:value-type="string">
            <text:p>RealX</text:p>
          </table:table-cell>
          <table:table-cell table:style-name="ce2" office:value-type="string" calcext:value-type="string">
            <text:p>RealY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Start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table:style-name="ce4" office:value-type="float" office:value="38.3" calcext:value-type="float">
            <text:p>38,30</text:p>
          </table:table-cell>
          <table:table-cell table:style-name="ce4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End</text:p>
          </table:table-cell>
          <table:table-cell office:value-type="float" office:value="21" calcext:value-type="float">
            <text:p>21</text:p>
          </table:table-cell>
          <table:table-cell office:value-type="float" office:value="-87" calcext:value-type="float">
            <text:p>-87</text:p>
          </table:table-cell>
          <table:table-cell table:formula="of:=[.C9]+[.E$2]" office:value-type="float" office:value="49.3" calcext:value-type="float">
            <text:p>49,30</text:p>
          </table:table-cell>
          <table:table-cell table:formula="of:=[.D9]+[.E$3]" office:value-type="float" office:value="23.5" calcext:value-type="float">
            <text:p>23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Start</text:p>
          </table:table-cell>
          <table:table-cell office:value-type="float" office:value="40" calcext:value-type="float">
            <text:p>40</text:p>
          </table:table-cell>
          <table:table-cell office:value-type="float" office:value="-10" calcext:value-type="float">
            <text:p>-10</text:p>
          </table:table-cell>
          <table:table-cell table:formula="of:=[.C10]+[.E$2]" office:value-type="float" office:value="68.3" calcext:value-type="float">
            <text:p>68,30</text:p>
          </table:table-cell>
          <table:table-cell table:formula="of:=[.D10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End</text:p>
          </table:table-cell>
          <table:table-cell office:value-type="float" office:value="54.5" calcext:value-type="float">
            <text:p>54,5</text:p>
          </table:table-cell>
          <table:table-cell office:value-type="float" office:value="-80" calcext:value-type="float">
            <text:p>-80</text:p>
          </table:table-cell>
          <table:table-cell table:formula="of:=[.C11]+[.E$2]" office:value-type="float" office:value="82.8" calcext:value-type="float">
            <text:p>82,80</text:p>
          </table:table-cell>
          <table:table-cell table:formula="of:=[.D11]+[.E$3]" office:value-type="float" office:value="30.5" calcext:value-type="float">
            <text:p>3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Start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table:formula="of:=[.C12]+[.E$2]" office:value-type="float" office:value="98.3" calcext:value-type="float">
            <text:p>98,30</text:p>
          </table:table-cell>
          <table:table-cell table:formula="of:=[.D12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End</text:p>
          </table:table-cell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table:formula="of:=[.C13]+[.E$2]" office:value-type="float" office:value="106.3" calcext:value-type="float">
            <text:p>106,30</text:p>
          </table:table-cell>
          <table:table-cell table:formula="of:=[.D13]+[.E$3]" office:value-type="float" office:value="19.5" calcext:value-type="float">
            <text:p>19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low</text:p>
          </table:table-cell>
          <table:table-cell office:value-type="string" calcext:value-type="string">
            <text:p>Start</text:p>
          </table:table-cell>
          <table:table-cell office:value-type="float" office:value="90" calcext:value-type="float">
            <text:p>90</text:p>
          </table:table-cell>
          <table:table-cell office:value-type="float" office:value="-55" calcext:value-type="float">
            <text:p>-55</text:p>
          </table:table-cell>
          <table:table-cell table:formula="of:=[.C14]+[.E$2]" office:value-type="float" office:value="118.3" calcext:value-type="float">
            <text:p>118,30</text:p>
          </table:table-cell>
          <table:table-cell table:formula="of:=[.D14]+[.E$3]" office:value-type="float" office:value="55.5" calcext:value-type="float">
            <text:p>55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low</text:p>
          </table:table-cell>
          <table:table-cell office:value-type="string" calcext:value-type="string">
            <text:p>End</text:p>
          </table:table-cell>
          <table:table-cell office:value-type="float" office:value="110" calcext:value-type="float">
            <text:p>110</text:p>
          </table:table-cell>
          <table:table-cell office:value-type="float" office:value="-90" calcext:value-type="float">
            <text:p>-90</text:p>
          </table:table-cell>
          <table:table-cell table:formula="of:=[.C15]+[.E$2]" office:value-type="float" office:value="138.3" calcext:value-type="float">
            <text:p>138,30</text:p>
          </table:table-cell>
          <table:table-cell table:formula="of:=[.D15]+[.E$3]" office:value-type="float" office:value="20.5" calcext:value-type="float">
            <text:p>2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Start</text:p>
          </table:table-cell>
          <table:table-cell office:value-type="float" office:value="130" calcext:value-type="float">
            <text:p>130</text:p>
          </table:table-cell>
          <table:table-cell office:value-type="float" office:value="-10" calcext:value-type="float">
            <text:p>-10</text:p>
          </table:table-cell>
          <table:table-cell table:formula="of:=[.C16]+[.E$2]" office:value-type="float" office:value="158.3" calcext:value-type="float">
            <text:p>158,30</text:p>
          </table:table-cell>
          <table:table-cell table:formula="of:=[.D16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End</text:p>
          </table:table-cell>
          <table:table-cell office:value-type="float" office:value="140.5" calcext:value-type="float">
            <text:p>140,5</text:p>
          </table:table-cell>
          <table:table-cell office:value-type="float" office:value="-82" calcext:value-type="float">
            <text:p>-82</text:p>
          </table:table-cell>
          <table:table-cell table:formula="of:=[.C17]+[.E$2]" office:value-type="float" office:value="168.8" calcext:value-type="float">
            <text:p>168,80</text:p>
          </table:table-cell>
          <table:table-cell table:formula="of:=[.D17]+[.E$3]" office:value-type="float" office:value="28.5" calcext:value-type="float">
            <text:p>28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Start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[.C18]+[.E$2]" office:value-type="float" office:value="178.3" calcext:value-type="float">
            <text:p>178,30</text:p>
          </table:table-cell>
          <table:table-cell table:formula="of:=[.D18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End</text:p>
          </table:table-cell>
          <table:table-cell office:value-type="float" office:value="155" calcext:value-type="float">
            <text:p>155</text:p>
          </table:table-cell>
          <table:table-cell office:value-type="float" office:value="-90" calcext:value-type="float">
            <text:p>-90</text:p>
          </table:table-cell>
          <table:table-cell table:formula="of:=[.C19]+[.E$2]" office:value-type="float" office:value="183.3" calcext:value-type="float">
            <text:p>183,30</text:p>
          </table:table-cell>
          <table:table-cell table:formula="of:=[.D19]+[.E$3]" office:value-type="float" office:value="20.5" calcext:value-type="float">
            <text:p>2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Start</text:p>
          </table:table-cell>
          <table:table-cell office:value-type="float" office:value="165" calcext:value-type="float">
            <text:p>165</text:p>
          </table:table-cell>
          <table:table-cell office:value-type="float" office:value="-10" calcext:value-type="float">
            <text:p>-10</text:p>
          </table:table-cell>
          <table:table-cell table:formula="of:=[.C20]+[.E$2]" office:value-type="float" office:value="193.3" calcext:value-type="float">
            <text:p>193,30</text:p>
          </table:table-cell>
          <table:table-cell table:formula="of:=[.D20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End</text:p>
          </table:table-cell>
          <table:table-cell office:value-type="float" office:value="171" calcext:value-type="float">
            <text:p>171</text:p>
          </table:table-cell>
          <table:table-cell office:value-type="float" office:value="-88" calcext:value-type="float">
            <text:p>-88</text:p>
          </table:table-cell>
          <table:table-cell table:formula="of:=[.C21]+[.E$2]" office:value-type="float" office:value="199.3" calcext:value-type="float">
            <text:p>199,30</text:p>
          </table:table-cell>
          <table:table-cell table:formula="of:=[.D21]+[.E$3]" office:value-type="float" office:value="22.5" calcext:value-type="float">
            <text:p>22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Start</text:p>
          </table:table-cell>
          <table:table-cell office:value-type="float" office:value="180" calcext:value-type="float">
            <text:p>180</text:p>
          </table:table-cell>
          <table:table-cell office:value-type="float" office:value="-9.5" calcext:value-type="float">
            <text:p>-9,5</text:p>
          </table:table-cell>
          <table:table-cell table:formula="of:=[.C22]+[.E$2]" office:value-type="float" office:value="208.3" calcext:value-type="float">
            <text:p>208,30</text:p>
          </table:table-cell>
          <table:table-cell table:formula="of:=[.D22]+[.E$3]" office:value-type="float" office:value="101" calcext:value-type="float">
            <text:p>101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End</text:p>
          </table:table-cell>
          <table:table-cell office:value-type="float" office:value="189" calcext:value-type="float">
            <text:p>189</text:p>
          </table:table-cell>
          <table:table-cell office:value-type="float" office:value="-87.5" calcext:value-type="float">
            <text:p>-87,5</text:p>
          </table:table-cell>
          <table:table-cell table:formula="of:=[.C23]+[.E$2]" office:value-type="float" office:value="217.3" calcext:value-type="float">
            <text:p>217,30</text:p>
          </table:table-cell>
          <table:table-cell table:formula="of:=[.D23]+[.E$3]" office:value-type="float" office:value="23" calcext:value-type="float">
            <text:p>23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Start</text:p>
          </table:table-cell>
          <table:table-cell office:value-type="float" office:value="205" calcext:value-type="float">
            <text:p>205</text:p>
          </table:table-cell>
          <table:table-cell office:value-type="float" office:value="-10" calcext:value-type="float">
            <text:p>-10</text:p>
          </table:table-cell>
          <table:table-cell table:formula="of:=[.C24]+[.E$2]" office:value-type="float" office:value="233.3" calcext:value-type="float">
            <text:p>233,30</text:p>
          </table:table-cell>
          <table:table-cell table:formula="of:=[.D24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End</text:p>
          </table:table-cell>
          <table:table-cell office:value-type="float" office:value="217" calcext:value-type="float">
            <text:p>217</text:p>
          </table:table-cell>
          <table:table-cell office:value-type="float" office:value="-78" calcext:value-type="float">
            <text:p>-78</text:p>
          </table:table-cell>
          <table:table-cell table:formula="of:=[.C25]+[.E$2]" office:value-type="float" office:value="245.3" calcext:value-type="float">
            <text:p>245,30</text:p>
          </table:table-cell>
          <table:table-cell table:formula="of:=[.D25]+[.E$3]" office:value-type="float" office:value="32.5" calcext:value-type="float">
            <text:p>32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Start</text:p>
          </table:table-cell>
          <table:table-cell office:value-type="float" office:value="230" calcext:value-type="float">
            <text:p>230</text:p>
          </table:table-cell>
          <table:table-cell office:value-type="float" office:value="-10" calcext:value-type="float">
            <text:p>-10</text:p>
          </table:table-cell>
          <table:table-cell table:formula="of:=[.C26]+[.E$2]" office:value-type="float" office:value="258.3" calcext:value-type="float">
            <text:p>258,30</text:p>
          </table:table-cell>
          <table:table-cell table:formula="of:=[.D26]+[.E$3]" office:value-type="float" office:value="100.5" calcext:value-type="float">
            <text:p>100,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End</text:p>
          </table:table-cell>
          <table:table-cell office:value-type="float" office:value="242" calcext:value-type="float">
            <text:p>242</text:p>
          </table:table-cell>
          <table:table-cell office:value-type="float" office:value="-85" calcext:value-type="float">
            <text:p>-85</text:p>
          </table:table-cell>
          <table:table-cell table:formula="of:=[.C27]+[.E$2]" office:value-type="float" office:value="270.3" calcext:value-type="float">
            <text:p>270,30</text:p>
          </table:table-cell>
          <table:table-cell table:formula="of:=[.D27]+[.E$3]" office:value-type="float" office:value="25.5" calcext:value-type="float">
            <text:p>25,5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</meta:initial-creator>
    <meta:creation-date>2016-04-22T15:16:58.644902296</meta:creation-date>
    <dc:date>2016-04-22T15:39:27.861814165</dc:date>
    <dc:creator>kurt </dc:creator>
    <meta:editing-duration>PT22M23S</meta:editing-duration>
    <meta:editing-cycles>13</meta:editing-cycles>
    <meta:generator>LibreOffice/5.0.4.2$Linux_X86_64 LibreOffice_project/00m0$Build-2</meta:generator>
    <meta:printed-by>kurt </meta:printed-by>
    <meta:print-date>2016-04-22T15:27:14.558315679</meta:print-date>
    <meta:document-statistic meta:table-count="1" meta:cell-count="130" meta:object-count="0"/>
  </office:meta>
</office:document-meta>
</file>